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automatic-styles>
    <style:style style:name="Tableau2" style:family="table">
      <style:table-properties style:width="19.588cm" fo:margin-top="0cm" fo:margin-bottom="0cm" table:align="left"/>
    </style:style>
    <style:style style:name="Tableau2.A" style:family="table-column">
      <style:table-column-properties style:column-width="1.531cm"/>
    </style:style>
    <style:style style:name="Tableau2.B" style:family="table-column">
      <style:table-column-properties style:column-width="3.283cm"/>
    </style:style>
    <style:style style:name="Tableau2.C" style:family="table-column">
      <style:table-column-properties style:column-width="1.275cm"/>
    </style:style>
    <style:style style:name="Tableau2.D" style:family="table-column">
      <style:table-column-properties style:column-width="1.042cm"/>
    </style:style>
    <style:style style:name="Tableau2.E" style:family="table-column">
      <style:table-column-properties style:column-width="2.459cm"/>
    </style:style>
    <style:style style:name="Tableau2.F" style:family="table-column">
      <style:table-column-properties style:column-width="2.018cm"/>
    </style:style>
    <style:style style:name="Tableau2.G" style:family="table-column">
      <style:table-column-properties style:column-width="1.856cm"/>
    </style:style>
    <style:style style:name="Tableau2.H" style:family="table-column">
      <style:table-column-properties style:column-width="2.066cm"/>
    </style:style>
    <style:style style:name="Tableau2.I" style:family="table-column">
      <style:table-column-properties style:column-width="1.392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bottom" fo:padding-left="0.049cm" fo:padding-right="0.049cm" fo:padding-top="0cm" fo:padding-bottom="0cm" fo:border-left="1pt solid #000000" fo:border-right="none" fo:border-top="1pt solid #000000" fo:border-bottom="1pt solid #000000"/>
    </style:style>
    <style:style style:name="Tableau2.K1" style:family="table-cell">
      <style:table-cell-properties style:vertical-align="bottom" fo:padding-left="0.049cm" fo:padding-right="0.049cm" fo:padding-top="0cm" fo:padding-bottom="0cm" fo:border="1pt solid #000000"/>
    </style:style>
    <style:style style:name="Tableau2.A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2.K2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64064c"/>
    </style:style>
    <style:style style:name="P2" style:family="paragraph" style:parent-style-name="Standard">
      <style:text-properties officeooo:rsid="0064064c" officeooo:paragraph-rsid="007e38f1"/>
    </style:style>
    <style:style style:name="P3" style:family="paragraph" style:parent-style-name="Standard">
      <style:text-properties officeooo:rsid="0064064c" officeooo:paragraph-rsid="00929f89"/>
    </style:style>
    <style:style style:name="P4" style:family="paragraph" style:parent-style-name="Standard">
      <style:text-properties officeooo:rsid="0064064c" officeooo:paragraph-rsid="00aadca2"/>
    </style:style>
    <style:style style:name="P5" style:family="paragraph" style:parent-style-name="Standard">
      <style:text-properties officeooo:paragraph-rsid="007e38f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aadca2" officeooo:paragraph-rsid="00aadca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aadca2" officeooo:paragraph-rsid="00aadca2" style:font-size-asian="10pt" style:font-size-complex="10pt"/>
    </style:style>
    <style:style style:name="P12" style:family="paragraph" style:parent-style-name="Standard">
      <style:text-properties officeooo:paragraph-rsid="00a6a42a"/>
    </style:style>
    <style:style style:name="P13" style:family="paragraph" style:parent-style-name="Standard">
      <loext:graphic-properties draw:fill="solid" draw:fill-color="#eeeeee"/>
      <style:paragraph-properties fo:background-color="#eeeeee"/>
      <style:text-properties style:font-name="Courier New" fo:font-size="10pt" officeooo:rsid="0064064c" officeooo:paragraph-rsid="007e38f1" style:font-size-asian="10pt" style:font-size-complex="10pt"/>
    </style:style>
    <style:style style:name="P14" style:family="paragraph" style:parent-style-name="Standard">
      <style:text-properties officeooo:paragraph-rsid="00ace179"/>
    </style:style>
    <style:style style:name="P15" style:family="paragraph" style:parent-style-name="Standard">
      <style:text-properties officeooo:paragraph-rsid="00b55b0e"/>
    </style:style>
    <style:style style:name="P16" style:family="paragraph" style:parent-style-name="Standard">
      <style:text-properties officeooo:paragraph-rsid="00b514ad"/>
    </style:style>
    <style:style style:name="P17" style:family="paragraph" style:parent-style-name="Standard">
      <style:text-properties officeooo:rsid="00b55b0e" officeooo:paragraph-rsid="00b55b0e"/>
    </style:style>
    <style:style style:name="P18" style:family="paragraph" style:parent-style-name="Standard">
      <style:text-properties fo:font-weight="bold" officeooo:rsid="00b55b0e" officeooo:paragraph-rsid="00b55b0e" style:font-weight-asian="bold" style:font-weight-complex="bold"/>
    </style:style>
    <style:style style:name="P19" style:family="paragraph" style:parent-style-name="Standard">
      <style:text-properties fo:font-weight="bold" officeooo:rsid="00b55b0e" officeooo:paragraph-rsid="00b6d971" style:font-weight-asian="bold" style:font-weight-complex="bold"/>
    </style:style>
    <style:style style:name="P20" style:family="paragraph" style:parent-style-name="Standard">
      <style:text-properties fo:font-weight="bold" officeooo:rsid="00b55b0e" officeooo:paragraph-rsid="00b6f4de" style:font-weight-asian="bold" style:font-weight-complex="bold"/>
    </style:style>
    <style:style style:name="P21" style:family="paragraph" style:parent-style-name="tfTitre_20_non_20_numéroté">
      <style:text-properties fo:font-weight="normal" officeooo:rsid="0097ecf1" officeooo:paragraph-rsid="008457b9" style:font-weight-asian="normal" style:font-weight-complex="normal"/>
    </style:style>
    <style:style style:name="P22" style:family="paragraph" style:parent-style-name="Standard" style:list-style-name="tfPuce">
      <style:text-properties officeooo:paragraph-rsid="00b97c51"/>
    </style:style>
    <style:style style:name="P23" style:family="paragraph" style:parent-style-name="Standard" style:list-style-name="tfPuce">
      <style:text-properties officeooo:paragraph-rsid="00ab3b6e"/>
    </style:style>
    <style:style style:name="P24" style:family="paragraph" style:parent-style-name="Standard" style:list-style-name="tfPuce" style:master-page-name="">
      <loext:graphic-properties draw:fill="none"/>
      <style:paragraph-properties fo:margin-left="1.199cm" fo:margin-right="0cm" fo:text-indent="-0.499cm" style:auto-text-indent="false" style:page-number="auto" fo:background-color="transparent"/>
      <style:text-properties officeooo:paragraph-rsid="00bc2c8f"/>
    </style:style>
    <style:style style:name="P25" style:family="paragraph" style:parent-style-name="Standard" style:list-style-name="tfPuce">
      <loext:graphic-properties draw:fill="none"/>
      <style:paragraph-properties fo:margin-left="1.199cm" fo:margin-right="0cm" fo:text-indent="-0.499cm" style:auto-text-indent="false" fo:background-color="transparent"/>
      <style:text-properties officeooo:paragraph-rsid="00b514ad"/>
    </style:style>
    <style:style style:name="P26" style:family="paragraph" style:parent-style-name="Standard" style:list-style-name="tfPuce">
      <style:text-properties officeooo:paragraph-rsid="00be13be"/>
    </style:style>
    <style:style style:name="P27" style:family="paragraph" style:parent-style-name="Standard" style:list-style-name="tfPuce">
      <style:text-properties officeooo:paragraph-rsid="00be3108"/>
    </style:style>
    <style:style style:name="P28" style:family="paragraph" style:parent-style-name="Standard" style:list-style-name="tfPuce">
      <style:text-properties officeooo:paragraph-rsid="0097ecf1"/>
    </style:style>
    <style:style style:name="P29" style:family="paragraph" style:parent-style-name="Standard" style:list-style-name="tfPuce">
      <style:text-properties officeooo:rsid="0064064c"/>
    </style:style>
    <style:style style:name="P30" style:family="paragraph" style:parent-style-name="Standard" style:list-style-name="tfPuce">
      <style:text-properties officeooo:rsid="0064064c" officeooo:paragraph-rsid="00929f89"/>
    </style:style>
    <style:style style:name="P31" style:family="paragraph" style:parent-style-name="Standard" style:list-style-name="tfPuce">
      <style:text-properties officeooo:rsid="0064064c" officeooo:paragraph-rsid="007e38f1"/>
    </style:style>
    <style:style style:name="P32" style:family="paragraph" style:parent-style-name="Standard" style:list-style-name="tfPuce">
      <loext:graphic-properties draw:fill="none"/>
      <style:paragraph-properties fo:margin-left="1.199cm" fo:margin-right="0cm" fo:text-indent="-0.499cm" style:auto-text-indent="false" fo:background-color="transparent"/>
      <style:text-properties officeooo:rsid="0064064c" officeooo:paragraph-rsid="00bc2c8f"/>
    </style:style>
    <style:style style:name="P33" style:family="paragraph" style:parent-style-name="Standard" style:list-style-name="tfPuce">
      <loext:graphic-properties draw:fill="none"/>
      <style:paragraph-properties fo:margin-left="1.199cm" fo:margin-right="0cm" fo:text-indent="-0.499cm" style:auto-text-indent="false" fo:background-color="transparent"/>
      <style:text-properties officeooo:rsid="0064064c" officeooo:paragraph-rsid="00b103d3"/>
    </style:style>
    <style:style style:name="P34" style:family="paragraph" style:parent-style-name="Standard" style:list-style-name="tfNum_20_1_29_">
      <style:text-properties officeooo:rsid="0064064c"/>
    </style:style>
    <style:style style:name="P35" style:family="paragraph" style:parent-style-name="Standard" style:list-style-name="tfNum_20_1_29_"/>
    <style:style style:name="P36" style:family="paragraph" style:parent-style-name="Standard" style:list-style-name="tfPuce">
      <loext:graphic-properties draw:fill="none"/>
      <style:paragraph-properties fo:margin-left="1.199cm" fo:margin-right="0cm" fo:text-indent="-0.499cm" style:auto-text-indent="false" fo:background-color="transparent"/>
      <style:text-properties officeooo:rsid="00b391ba" officeooo:paragraph-rsid="00b391ba"/>
    </style:style>
    <style:style style:name="P37" style:family="paragraph" style:parent-style-name="Standard" style:list-style-name="tfPuce">
      <style:text-properties officeooo:rsid="00b6a707" officeooo:paragraph-rsid="00be13be"/>
    </style:style>
    <style:style style:name="P38" style:family="paragraph" style:parent-style-name="tfTitre_20_I_29_">
      <style:paragraph-properties fo:break-before="page"/>
    </style:style>
    <style:style style:name="P39" style:family="paragraph" style:parent-style-name="tfTitre_20_I_29_">
      <style:paragraph-properties fo:break-before="page"/>
      <style:text-properties officeooo:paragraph-rsid="00b514ad"/>
    </style:style>
    <style:style style:name="P40" style:family="paragraph">
      <style:paragraph-properties fo:text-align="center"/>
      <style:text-properties style:text-line-through-style="none" style:text-line-through-type="none" style:font-name="Times New Roman1" fo:font-size="12pt" fo:font-style="normal" style:text-underline-style="none"/>
    </style:style>
    <style:style style:name="T1" style:family="text">
      <style:text-properties officeooo:rsid="006406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4064c" style:font-weight-asian="bold" style:font-weight-complex="bold"/>
    </style:style>
    <style:style style:name="T4" style:family="text">
      <style:text-properties fo:font-weight="bold" officeooo:rsid="00a36f51" style:font-weight-asian="bold" style:font-weight-complex="bold"/>
    </style:style>
    <style:style style:name="T5" style:family="text">
      <style:text-properties fo:font-weight="bold" officeooo:rsid="00a2e678" style:font-weight-asian="bold" style:font-weight-complex="bold"/>
    </style:style>
    <style:style style:name="T6" style:family="text">
      <style:text-properties fo:font-weight="bold" officeooo:rsid="00a6f7a8" style:font-weight-asian="bold" style:font-weight-complex="bold"/>
    </style:style>
    <style:style style:name="T7" style:family="text">
      <style:text-properties fo:font-weight="bold" officeooo:rsid="00a70380" style:font-weight-asian="bold" style:font-weight-complex="bold"/>
    </style:style>
    <style:style style:name="T8" style:family="text">
      <style:text-properties fo:font-weight="bold" officeooo:rsid="00ba14a4" style:font-weight-asian="bold" style:font-weight-complex="bold"/>
    </style:style>
    <style:style style:name="T9" style:family="text">
      <style:text-properties fo:font-variant="normal" fo:text-transform="none" style:font-name="Arial2" fo:font-size="18pt" fo:font-style="italic" fo:font-weight="bold" officeooo:rsid="007b6440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style:font-name="Arial2" fo:font-size="18pt" fo:font-style="italic" fo:font-weight="bold" officeooo:rsid="007e38f1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style:font-name="Arial2" fo:font-size="18pt" fo:font-style="italic" fo:font-weight="bold" officeooo:rsid="00b514a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style:font-name="Arial" fo:font-size="14pt" fo:font-style="italic" fo:font-weight="bold" officeooo:rsid="009322ba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variant="normal" fo:text-transform="none" style:font-name="Arial" fo:font-size="14pt" fo:font-style="italic" fo:font-weight="bold" officeooo:rsid="00a70380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variant="normal" fo:text-transform="none" style:font-name="Arial" fo:font-size="14pt" fo:font-style="italic" fo:font-weight="bold" officeooo:rsid="00aadca2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officeooo:rsid="007e38f1"/>
    </style:style>
    <style:style style:name="T16" style:family="text">
      <style:text-properties officeooo:rsid="007ff606"/>
    </style:style>
    <style:style style:name="T17" style:family="text">
      <style:text-properties officeooo:rsid="008457b9"/>
    </style:style>
    <style:style style:name="T18" style:family="text">
      <style:text-properties officeooo:rsid="008885e8"/>
    </style:style>
    <style:style style:name="T19" style:family="text">
      <style:text-properties officeooo:rsid="008a0baf"/>
    </style:style>
    <style:style style:name="T20" style:family="text">
      <style:text-properties officeooo:rsid="008fceba"/>
    </style:style>
    <style:style style:name="T21" style:family="text">
      <style:text-properties officeooo:rsid="00909bb6"/>
    </style:style>
    <style:style style:name="T22" style:family="text">
      <style:text-properties officeooo:rsid="009322ba"/>
    </style:style>
    <style:style style:name="T23" style:family="text">
      <style:text-properties officeooo:rsid="009463f2"/>
    </style:style>
    <style:style style:name="T24" style:family="text">
      <style:text-properties officeooo:rsid="00966cdb"/>
    </style:style>
    <style:style style:name="T25" style:family="text">
      <style:text-properties officeooo:rsid="0097ecf1"/>
    </style:style>
    <style:style style:name="T26" style:family="text">
      <style:text-properties officeooo:rsid="009d00a3"/>
    </style:style>
    <style:style style:name="T27" style:family="text">
      <style:text-properties officeooo:rsid="00a2e678"/>
    </style:style>
    <style:style style:name="T28" style:family="text">
      <style:text-properties officeooo:rsid="00a36f51"/>
    </style:style>
    <style:style style:name="T29" style:family="text">
      <style:text-properties officeooo:rsid="00a6a42a"/>
    </style:style>
    <style:style style:name="T30" style:family="text">
      <style:text-properties officeooo:rsid="00a6f7a8"/>
    </style:style>
    <style:style style:name="T31" style:family="text">
      <style:text-properties officeooo:rsid="00a70380"/>
    </style:style>
    <style:style style:name="T32" style:family="text">
      <style:text-properties fo:font-size="8pt" officeooo:rsid="00a70380" style:font-size-asian="8pt" style:font-size-complex="8pt"/>
    </style:style>
    <style:style style:name="T33" style:family="text">
      <style:text-properties officeooo:rsid="00a8025f"/>
    </style:style>
    <style:style style:name="T34" style:family="text">
      <style:text-properties officeooo:rsid="00a9c47e"/>
    </style:style>
    <style:style style:name="T35" style:family="text">
      <style:text-properties officeooo:rsid="00aadca2"/>
    </style:style>
    <style:style style:name="T36" style:family="text">
      <style:text-properties officeooo:rsid="00ab3b6e"/>
    </style:style>
    <style:style style:name="T37" style:family="text">
      <style:text-properties officeooo:rsid="00ace179"/>
    </style:style>
    <style:style style:name="T38" style:family="text">
      <style:text-properties officeooo:rsid="00af2f17"/>
    </style:style>
    <style:style style:name="T39" style:family="text">
      <style:text-properties officeooo:rsid="00b103d3"/>
    </style:style>
    <style:style style:name="T40" style:family="text">
      <style:text-properties officeooo:rsid="00b29d1a"/>
    </style:style>
    <style:style style:name="T41" style:family="text">
      <style:text-properties officeooo:rsid="00b391ba"/>
    </style:style>
    <style:style style:name="T42" style:family="text">
      <style:text-properties officeooo:rsid="00b514ad"/>
    </style:style>
    <style:style style:name="T43" style:family="text">
      <style:text-properties officeooo:rsid="00b55b0e"/>
    </style:style>
    <style:style style:name="T44" style:family="text">
      <style:text-properties officeooo:rsid="00b6a707"/>
    </style:style>
    <style:style style:name="T45" style:family="text">
      <style:text-properties officeooo:rsid="00b6d971"/>
    </style:style>
    <style:style style:name="T46" style:family="text">
      <style:text-properties fo:color="#c9211e" loext:opacity="100%"/>
    </style:style>
    <style:style style:name="T47" style:family="text">
      <style:text-properties officeooo:rsid="00b839fd"/>
    </style:style>
    <style:style style:name="T48" style:family="text">
      <style:text-properties officeooo:rsid="00b8ab9e"/>
    </style:style>
    <style:style style:name="T49" style:family="text">
      <style:text-properties officeooo:rsid="00b97c51"/>
    </style:style>
    <style:style style:name="T50" style:family="text">
      <style:text-properties fo:font-weight="normal" officeooo:rsid="0064064c" style:font-weight-asian="normal" style:font-weight-complex="normal"/>
    </style:style>
    <style:style style:name="T51" style:family="text">
      <style:text-properties fo:font-weight="normal" officeooo:rsid="00ba14a4" style:font-weight-asian="normal" style:font-weight-complex="normal"/>
    </style:style>
    <style:style style:name="T52" style:family="text">
      <style:text-properties style:font-name="Times New Roman" fo:font-size="12pt" officeooo:rsid="00b55b0e" style:font-size-asian="12pt" style:font-size-complex="12pt"/>
    </style:style>
    <style:style style:name="T53" style:family="text">
      <style:text-properties style:font-name="Times New Roman" fo:font-size="12pt" officeooo:rsid="00b6a707" style:font-size-asian="12pt" style:font-size-complex="12pt"/>
    </style:style>
    <style:style style:name="T5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fo:font-weight="normal" officeooo:rsid="00b55b0e" style:font-size-asian="12pt" style:font-weight-asian="normal" style:font-size-complex="12pt" style:font-weight-complex="normal"/>
    </style:style>
    <style:style style:name="T56" style:family="text">
      <style:text-properties officeooo:rsid="00be13be"/>
    </style:style>
    <style:style style:name="T57" style:family="text">
      <style:text-properties officeooo:rsid="00be3108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Traitement de données en tables</text:p>
      <text:p text:style-name="Standard"/>
      <text:list xml:id="list4028163585" text:style-name="tfNum_20_I_29_">
        <text:list-item>
          <text:p text:style-name="tfTitre_20_I_29_"><text:span text:style-name="T9">Qu’est-ce qu’une « </text:span>table » ?</text:p>
        </text:list-item>
      </text:list>
      <text:p text:style-name="P12"><text:span text:style-name="T5">Ex :</text:span><text:span text:style-name="T27"> </text:span><text:span text:style-name="T1">L</text:span><text:span text:style-name="T22">e</text:span><text:span text:style-name="T1">s p</text:span><text:span text:style-name="T27">ersonnages de la </text:span><text:span text:style-name="T29">saga starwars </text:span><text:span text:style-name="T32">(d’après </text:span><text:a xlink:type="simple" xlink:href="https://www.kaggle.com/datasets/jsphyg/star-wars" text:style-name="Internet_20_link" text:visited-style-name="Visited_20_Internet_20_Link"><text:span text:style-name="T32">www.kaggle.com/datasets/jsphyg/star-wars</text:span></text:a><text:span text:style-name="T32">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C"/>
        <table:table-column table:style-name="Tableau2.I"/>
        <table:table-row table:style-name="Tableau2.1">
          <table:table-cell table:style-name="Tableau2.A1" office:value-type="string">
            <text:p text:style-name="P7">id_char</text:p>
          </table:table-cell>
          <table:table-cell table:style-name="Tableau2.B1" office:value-type="string">
            <text:p text:style-name="P6">name</text:p>
          </table:table-cell>
          <table:table-cell table:style-name="Tableau2.B1" office:value-type="string">
            <text:p text:style-name="P7">height</text:p>
          </table:table-cell>
          <table:table-cell table:style-name="Tableau2.B1" office:value-type="string">
            <text:p text:style-name="P7">mass</text:p>
          </table:table-cell>
          <table:table-cell table:style-name="Tableau2.B1" office:value-type="string">
            <text:p text:style-name="P7">hair_color</text:p>
          </table:table-cell>
          <table:table-cell table:style-name="Tableau2.B1" office:value-type="string">
            <text:p text:style-name="P7">skin_color</text:p>
          </table:table-cell>
          <table:table-cell table:style-name="Tableau2.B1" office:value-type="string">
            <text:p text:style-name="P7">eye_color</text:p>
          </table:table-cell>
          <table:table-cell table:style-name="Tableau2.B1" office:value-type="string">
            <text:p text:style-name="P7">birth_year</text:p>
          </table:table-cell>
          <table:table-cell table:style-name="Tableau2.B1" office:value-type="string">
            <text:p text:style-name="P7">gender</text:p>
          </table:table-cell>
          <table:table-cell table:style-name="Tableau2.B1" office:value-type="string">
            <text:p text:style-name="P8">planet</text:p>
          </table:table-cell>
          <table:table-cell table:style-name="Tableau2.K1" office:value-type="string">
            <text:p text:style-name="P7">species</text:p>
          </table:table-cell>
        </table:table-row>
        <table:table-row table:style-name="Tableau2.1"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9">Luke Skywalker</text:p>
          </table:table-cell>
          <table:table-cell table:style-name="Tableau2.A2" office:value-type="string">
            <text:p text:style-name="P10">172</text:p>
          </table:table-cell>
          <table:table-cell table:style-name="Tableau2.A2" office:value-type="string">
            <text:p text:style-name="P10">77</text:p>
          </table:table-cell>
          <table:table-cell table:style-name="Tableau2.A2" office:value-type="string">
            <text:p text:style-name="P10">blond</text:p>
          </table:table-cell>
          <table:table-cell table:style-name="Tableau2.A2" office:value-type="string">
            <text:p text:style-name="P10">fair</text:p>
          </table:table-cell>
          <table:table-cell table:style-name="Tableau2.A2" office:value-type="string">
            <text:p text:style-name="P10">blue</text:p>
          </table:table-cell>
          <table:table-cell table:style-name="Tableau2.A2" office:value-type="string">
            <text:p text:style-name="P10">19BBY</text:p>
          </table:table-cell>
          <table:table-cell table:style-name="Tableau2.A2" office:value-type="string">
            <text:p text:style-name="P10">male</text:p>
          </table:table-cell>
          <table:table-cell table:style-name="Tableau2.A2" office:value-type="string">
            <text:p text:style-name="P11">59</text:p>
          </table:table-cell>
          <table:table-cell table:style-name="Tableau2.K2" office:value-type="string">
            <text:p text:style-name="P10">Human</text:p>
          </table:table-cell>
        </table:table-row>
        <table:table-row table:style-name="Tableau2.1">
          <table:table-cell table:style-name="Tableau2.A2" office:value-type="string">
            <text:p text:style-name="P10">2</text:p>
          </table:table-cell>
          <table:table-cell table:style-name="Tableau2.A2" office:value-type="string">
            <text:p text:style-name="P9">C-3PO</text:p>
          </table:table-cell>
          <table:table-cell table:style-name="Tableau2.A2" office:value-type="string">
            <text:p text:style-name="P10">167</text:p>
          </table:table-cell>
          <table:table-cell table:style-name="Tableau2.A2" office:value-type="string">
            <text:p text:style-name="P10">75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gold</text:p>
          </table:table-cell>
          <table:table-cell table:style-name="Tableau2.A2" office:value-type="string">
            <text:p text:style-name="P10">yellow</text:p>
          </table:table-cell>
          <table:table-cell table:style-name="Tableau2.A2" office:value-type="string">
            <text:p text:style-name="P10">112BBY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59</text:p>
          </table:table-cell>
          <table:table-cell table:style-name="Tableau2.K2" office:value-type="string">
            <text:p text:style-name="P10">Droid</text:p>
          </table:table-cell>
        </table:table-row>
        <table:table-row table:style-name="Tableau2.1">
          <table:table-cell table:style-name="Tableau2.A2" office:value-type="string">
            <text:p text:style-name="P10">3</text:p>
          </table:table-cell>
          <table:table-cell table:style-name="Tableau2.A2" office:value-type="string">
            <text:p text:style-name="P9">R2-D2</text:p>
          </table:table-cell>
          <table:table-cell table:style-name="Tableau2.A2" office:value-type="string">
            <text:p text:style-name="P10">96</text:p>
          </table:table-cell>
          <table:table-cell table:style-name="Tableau2.A2" office:value-type="string">
            <text:p text:style-name="P10">32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white, blue</text:p>
          </table:table-cell>
          <table:table-cell table:style-name="Tableau2.A2" office:value-type="string">
            <text:p text:style-name="P10">red</text:p>
          </table:table-cell>
          <table:table-cell table:style-name="Tableau2.A2" office:value-type="string">
            <text:p text:style-name="P10">33BBY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7</text:p>
          </table:table-cell>
          <table:table-cell table:style-name="Tableau2.K2" office:value-type="string">
            <text:p text:style-name="P10">Droid</text:p>
          </table:table-cell>
        </table:table-row>
        <table:table-row table:style-name="Tableau2.1">
          <table:table-cell table:style-name="Tableau2.A2" office:value-type="string">
            <text:p text:style-name="P10">4</text:p>
          </table:table-cell>
          <table:table-cell table:style-name="Tableau2.A2" office:value-type="string">
            <text:p text:style-name="P9">Darth Vader</text:p>
          </table:table-cell>
          <table:table-cell table:style-name="Tableau2.A2" office:value-type="string">
            <text:p text:style-name="P10">202</text:p>
          </table:table-cell>
          <table:table-cell table:style-name="Tableau2.A2" office:value-type="string">
            <text:p text:style-name="P10">136</text:p>
          </table:table-cell>
          <table:table-cell table:style-name="Tableau2.A2" office:value-type="string">
            <text:p text:style-name="P10">none</text:p>
          </table:table-cell>
          <table:table-cell table:style-name="Tableau2.A2" office:value-type="string">
            <text:p text:style-name="P10">white</text:p>
          </table:table-cell>
          <table:table-cell table:style-name="Tableau2.A2" office:value-type="string">
            <text:p text:style-name="P10">yellow</text:p>
          </table:table-cell>
          <table:table-cell table:style-name="Tableau2.A2" office:value-type="string">
            <text:p text:style-name="P10">41.9BBY</text:p>
          </table:table-cell>
          <table:table-cell table:style-name="Tableau2.A2" office:value-type="string">
            <text:p text:style-name="P10">male</text:p>
          </table:table-cell>
          <table:table-cell table:style-name="Tableau2.A2" office:value-type="string">
            <text:p text:style-name="P11">59</text:p>
          </table:table-cell>
          <table:table-cell table:style-name="Tableau2.K2" office:value-type="string">
            <text:p text:style-name="P10">Human</text:p>
          </table:table-cell>
        </table:table-row>
        <table:table-row table:style-name="Tableau2.1">
          <table:table-cell table:style-name="Tableau2.A2" office:value-type="string">
            <text:p text:style-name="P10">5</text:p>
          </table:table-cell>
          <table:table-cell table:style-name="Tableau2.A2" office:value-type="string">
            <text:p text:style-name="P9">Leia Organa</text:p>
          </table:table-cell>
          <table:table-cell table:style-name="Tableau2.A2" office:value-type="string">
            <text:p text:style-name="P10">150</text:p>
          </table:table-cell>
          <table:table-cell table:style-name="Tableau2.A2" office:value-type="string">
            <text:p text:style-name="P10">49</text:p>
          </table:table-cell>
          <table:table-cell table:style-name="Tableau2.A2" office:value-type="string">
            <text:p text:style-name="P10">brown</text:p>
          </table:table-cell>
          <table:table-cell table:style-name="Tableau2.A2" office:value-type="string">
            <text:p text:style-name="P10">light</text:p>
          </table:table-cell>
          <table:table-cell table:style-name="Tableau2.A2" office:value-type="string">
            <text:p text:style-name="P10">brown</text:p>
          </table:table-cell>
          <table:table-cell table:style-name="Tableau2.A2" office:value-type="string">
            <text:p text:style-name="P10">19BBY</text:p>
          </table:table-cell>
          <table:table-cell table:style-name="Tableau2.A2" office:value-type="string">
            <text:p text:style-name="P10">female</text:p>
          </table:table-cell>
          <table:table-cell table:style-name="Tableau2.A2" office:value-type="string">
            <text:p text:style-name="P11">1</text:p>
          </table:table-cell>
          <table:table-cell table:style-name="Tableau2.K2" office:value-type="string">
            <text:p text:style-name="P10">Human</text:p>
          </table:table-cell>
        </table:table-row>
        <table:table-row table:style-name="Tableau2.1">
          <table:table-cell table:style-name="Tableau2.A2" office:value-type="string">
            <text:p text:style-name="P10">6</text:p>
          </table:table-cell>
          <table:table-cell table:style-name="Tableau2.A2" office:value-type="string">
            <text:p text:style-name="P9">Anakin Skywalker</text:p>
          </table:table-cell>
          <table:table-cell table:style-name="Tableau2.A2" office:value-type="string">
            <text:p text:style-name="P10">188</text:p>
          </table:table-cell>
          <table:table-cell table:style-name="Tableau2.A2" office:value-type="string">
            <text:p text:style-name="P10">84</text:p>
          </table:table-cell>
          <table:table-cell table:style-name="Tableau2.A2" office:value-type="string">
            <text:p text:style-name="P10">blond</text:p>
          </table:table-cell>
          <table:table-cell table:style-name="Tableau2.A2" office:value-type="string">
            <text:p text:style-name="P10">fair</text:p>
          </table:table-cell>
          <table:table-cell table:style-name="Tableau2.A2" office:value-type="string">
            <text:p text:style-name="P10">blue</text:p>
          </table:table-cell>
          <table:table-cell table:style-name="Tableau2.A2" office:value-type="string">
            <text:p text:style-name="P10">41.9BBY</text:p>
          </table:table-cell>
          <table:table-cell table:style-name="Tableau2.A2" office:value-type="string">
            <text:p text:style-name="P10">male</text:p>
          </table:table-cell>
          <table:table-cell table:style-name="Tableau2.A2" office:value-type="string">
            <text:p text:style-name="P11">59</text:p>
          </table:table-cell>
          <table:table-cell table:style-name="Tableau2.K2" office:value-type="string">
            <text:p text:style-name="P10">Human</text:p>
          </table:table-cell>
        </table:table-row>
        <table:table-row table:style-name="Tableau2.1">
          <table:table-cell table:style-name="Tableau2.A2" office:value-type="string">
            <text:p text:style-name="P10">7</text:p>
          </table:table-cell>
          <table:table-cell table:style-name="Tableau2.A2" office:value-type="string">
            <text:p text:style-name="P9">Obi-Wan Kenobi</text:p>
          </table:table-cell>
          <table:table-cell table:style-name="Tableau2.A2" office:value-type="string">
            <text:p text:style-name="P10">182</text:p>
          </table:table-cell>
          <table:table-cell table:style-name="Tableau2.A2" office:value-type="string">
            <text:p text:style-name="P10">77</text:p>
          </table:table-cell>
          <table:table-cell table:style-name="Tableau2.A2" office:value-type="string">
            <text:p text:style-name="P10">auburn, white</text:p>
          </table:table-cell>
          <table:table-cell table:style-name="Tableau2.A2" office:value-type="string">
            <text:p text:style-name="P10">fair</text:p>
          </table:table-cell>
          <table:table-cell table:style-name="Tableau2.A2" office:value-type="string">
            <text:p text:style-name="P10">blue-gray</text:p>
          </table:table-cell>
          <table:table-cell table:style-name="Tableau2.A2" office:value-type="string">
            <text:p text:style-name="P10">57BBY</text:p>
          </table:table-cell>
          <table:table-cell table:style-name="Tableau2.A2" office:value-type="string">
            <text:p text:style-name="P10">male</text:p>
          </table:table-cell>
          <table:table-cell table:style-name="Tableau2.A2" office:value-type="string">
            <text:p text:style-name="P11">19</text:p>
          </table:table-cell>
          <table:table-cell table:style-name="Tableau2.K2" office:value-type="string">
            <text:p text:style-name="P10">Human</text:p>
          </table:table-cell>
        </table:table-row>
      </table:table>
      <text:p text:style-name="Standard"/>
      <text:p text:style-name="tfTitre_20_non_20_numéroté"><text:span text:style-name="T13">Remarques</text:span> :</text:p>
      <text:list xml:id="list3296057892" text:style-name="tfPuce">
        <text:list-item>
          <text:p text:style-name="P29"><text:span text:style-name="T18">En informatique, l</text:span>es données <text:span text:style-name="T18">s</text:span>ont souvent organisées en grands tableaux appelés <text:span text:style-name="T2">« tables »</text:span>.</text:p>
        </text:list-item>
        <text:list-item>
          <text:p text:style-name="P27"><text:span text:style-name="T1">Chaque colonne </text:span><text:span text:style-name="T48">d’une table </text:span><text:span text:style-name="T1">correspond à une des informations recueillies. </text:span><text:span text:style-name="T28">Ces informations sont</text:span><text:span text:style-name="T1"> appelée</text:span><text:span text:style-name="T28">s</text:span><text:span text:style-name="T1"> </text:span><text:span text:style-name="T8">« descripteurs »</text:span><text:span text:style-name="T1"> </text:span><text:span text:style-name="T57">ou </text:span><text:span text:style-name="T3">« attribut</text:span><text:span text:style-name="T4">s</text:span><text:span text:style-name="T3"> »</text:span><text:span text:style-name="T50">.</text:span></text:p>
        </text:list-item>
        <text:list-item>
          <text:p text:style-name="P22"><text:span text:style-name="T1">Chaque ligne d'une table est appelée </text:span><text:span text:style-name="T3">« enregistrement »</text:span><text:span text:style-name="T1">. </text:span></text:p>
        </text:list-item>
        <text:list-item>
          <text:p text:style-name="P22"><text:span text:style-name="T23">Dans l’exemple ci-dessus,</text:span><text:span text:style-name="T1"> </text:span><text:span text:style-name="T49">chaque personnage est unique </text:span><text:span text:style-name="T1">il y a un </text:span><text:span text:style-name="T49">unique </text:span><text:span text:style-name="T1">enregistrement par p</text:span><text:span text:style-name="T27">ersonnage</text:span><text:span text:style-name="T1">.<text:line-break/></text:span><text:span text:style-name="T49">Or p</text:span><text:span text:style-name="T30">lusieurs personnages peuvent avoir la même taille, </text:span><text:span text:style-name="T49">même </text:span><text:span text:style-name="T30">couleur de cheveux ou date de naissance. Il est donc important qu’au moins une des colonnes n’ait pas de </text:span><text:span text:style-name="T6">« doublons »</text:span><text:span text:style-name="T30"> de façon à pouvoir distinguer de façon unique les personnages. Le champ « name » ne peut pas forcément tenir ce rôle car </text:span><text:span text:style-name="T31">même si nous ne connaissons qu’un seul</text:span><text:span text:style-name="T30"> Luke Skywalker, </text:span><text:span text:style-name="T31">peut-être y en a-t-il plusieurs </text:span><text:span text:style-name="T33">dans la galaxie</text:span><text:span text:style-name="T31"> ?<text:line-break/>Pour résoudre cette difficulté, on ajoute souvent une colonne </text:span><text:span text:style-name="T33">(nommée </text:span><text:span text:style-name="T34">ici </text:span><text:span text:style-name="T33">« id_char ») </text:span><text:span text:style-name="T31">associant à chaque enregistrement un </text:span><text:span text:style-name="T7">« identifiant unique »</text:span><text:span text:style-name="T31">.</text:span></text:p>
        </text:list-item>
      </text:list>
      <text:p text:style-name="P1"/>
      <text:p text:style-name="P21"/>
      <text:list xml:id="list142742607077707" text:continue-list="list4028163585" text:style-name="tfNum_20_I_29_">
        <text:list-item>
          <text:p text:style-name="P38">Les fichiers « <text:span text:style-name="T10">CSV</text:span> »</text:p>
        </text:list-item>
      </text:list>
      <text:p text:style-name="P5"><text:span text:style-name="T15">Parmi les formats de fichiers permettant de stocker un tableau de données, l</text:span><text:span text:style-name="T1">e format CSV (Comma-Separated Values), est un format texte très </text:span><text:span text:style-name="T20">répandu</text:span><text:span text:style-name="T1">.</text:span></text:p>
      <text:p text:style-name="P2"/>
      <text:p text:style-name="P4"><text:span text:style-name="T20">E</text:span>xemple : L<text:span text:style-name="T22">e</text:span>s p<text:span text:style-name="T27">ersonnages de la </text:span><text:span text:style-name="T29">saga starwars</text:span> <text:span text:style-name="T24">au format csv</text:span></text:p>
      <text:p text:style-name="P13">id_char,name,height,mass,hair_color,skin_color,eye_color,birth_year,gender,planet,species</text:p>
      <text:p text:style-name="P13">1,Luke Skywalker,172,77,blond,fair,blue,19BBY,male,59,Human</text:p>
      <text:p text:style-name="P13">2,C-3PO,167,75,,gold,yellow,112BBY,,59,Droid</text:p>
      <text:p text:style-name="P13">3,R2-D2,96,32,,"white, blue",red,33BBY,,7,Droid</text:p>
      <text:p text:style-name="P13">4,Darth Vader,202,136,none,white,yellow,41.9BBY,male,59,Human</text:p>
      <text:p text:style-name="P13">5,Leia Organa,150,49,brown,light,brown,19BBY,female,1,Human</text:p>
      <text:p text:style-name="P13">6,Anakin Skywalker,188,84,blond,fair,blue,41.9BBY,male,59,Human</text:p>
      <text:p text:style-name="P13">7,Obi-Wan Kenobi,182,77,"auburn, white",fair,blue-gray,57BBY,male,19,Human</text:p>
      <text:p text:style-name="P5"/>
      <text:list xml:id="list142742596853215" text:continue-list="list3296057892" text:style-name="tfPuce">
        <text:list-item>
          <text:p text:style-name="P30">Chaque ligne du texte correspond à une ligne du tableau <text:span text:style-name="T25">précédent </text:span>et des virgules permettent de séparer <text:span text:style-name="T19">le contenu d</text:span>es colonnes.</text:p>
        </text:list-item>
        <text:list-item>
          <text:p text:style-name="P30">La première ligne permet en général de préciser les noms des <text:span text:style-name="T57">descripteurs</text:span>.</text:p>
        </text:list-item>
        <text:list-item>
          <text:p text:style-name="P28"><text:span text:style-name="T25">Si une cellule du tableau est vide, alors il y a deux virgule</text:span><text:span text:style-name="T35">s</text:span><text:span text:style-name="T25"> à la suite.</text:span></text:p>
        </text:list-item>
        <text:list-item>
          <text:p text:style-name="P23"><text:span text:style-name="T36">Si une cellule contient une virgule, alors </text:span><text:span text:style-name="T1">on « protège » le contenu de cette cellule en l'entourant de guillemets pour que ce</text:span><text:span text:style-name="T36">tte </text:span><text:span text:style-name="T1">virgule ne soit pas interprété</text:span><text:span text:style-name="T36">e</text:span><text:span text:style-name="T1"> comme un séparateur entre deux colonnes.</text:span></text:p>
        </text:list-item>
      </text:list>
      <text:p text:style-name="P3"/>
      <text:p text:style-name="tfTitre_20_non_20_numéroté"><text:span text:style-name="T12">Remarque</text:span><text:span text:style-name="T14">s</text:span> :</text:p>
      <text:p text:style-name="P5"><text:span text:style-name="T1">La syntaxe des fichiers </text:span><text:span text:style-name="T17">csv</text:span><text:span text:style-name="T1"> n’est pas complètement standardisée. </text:span><text:span text:style-name="T23">Q</text:span><text:span text:style-name="T1">uand on ouvre un fichier csv avec un tableur, il est </text:span><text:span text:style-name="T23">donc </text:span><text:span text:style-name="T1">prudent de </text:span><text:span text:style-name="T17">faire quelques </text:span><text:span text:style-name="T1">vérifi</text:span><text:span text:style-name="T17">cations</text:span><text:span text:style-name="T1"> :</text:span></text:p>
      <text:list xml:id="list142741752908013" text:continue-numbering="true" text:style-name="tfPuce">
        <text:list-item>
          <text:p text:style-name="P31">Est-ce que l'encodage des caractères a été reconnu : les accents et caractères spéciaux sont-ils bien retranscrits ?</text:p>
        </text:list-item>
        <text:list-item>
          <text:p text:style-name="P31">Quel est le séparateur entre les colonnes ? Normalement c'est la virgule, mais dans les documents francophones, on choisit souvent le point-virgule car la virgule est déjà utilisée comme séparateur décimal.</text:p>
        </text:list-item>
        <text:list-item>
          <text:p text:style-name="P31">Quel est le séparateur décimal : point ou virgule ? Les nombres décimaux sont-ils bien reconnus ?</text:p>
        </text:list-item>
      </text:list>
      <text:p text:style-name="P2"/>
      <text:p text:style-name="Standard"/>
      <text:p text:style-name="P1"/>
      <text:p text:style-name="P1"/>
      <text:list xml:id="list142742729523343" text:continue-list="list142742607077707" text:style-name="tfNum_20_I_29_">
        <text:list-item>
          <text:p text:style-name="P38">Avec un tableur</text:p>
        </text:list-item>
      </text:list>
      <text:p text:style-name="P1">Quand les traitements que l'on souhaite faire sur les données sont simples, un tableur suffit souvent (Microsoft Excel, Libre Office Calc, <text:span text:style-name="T21">Google Sheet,</text:span>...)</text:p>
      <text:p text:style-name="P1">Même si ces tableurs ont leurs propres formats de fichiers (.xlsx, .ods), ils savent <text:span text:style-name="T16">aussi </text:span>lire les fichiers csv.</text:p>
      <text:p text:style-name="P1"/>
      <text:p text:style-name="P14"><text:span text:style-name="T37">Remarque : Excel a souvent du mal à </text:span><text:span text:style-name="T38">formater</text:span><text:span text:style-name="T37"> automatiquement les fichiers csv séparés par des virgules. Pour forcer l</text:span><text:span text:style-name="T38">e formatage</text:span><text:span text:style-name="T37"> manuel, choisir le menu « Données », puis « A partir du texte » </text:span><text:span text:style-name="T38">pour afficher l’assistant d’importation</text:span><text:span text:style-name="T37">.</text:span></text:p>
      <text:p text:style-name="P1"/>
      <text:p text:style-name="P1"/>
      <text:p text:style-name="tfTitre_20_non_20_numéroté">A faire :</text:p>
      <text:list xml:id="list4261142393" text:style-name="tfNum_20_1_29_">
        <text:list-item>
          <text:p text:style-name="P35"><text:span text:style-name="T1">Ouvr</text:span><text:span text:style-name="T26">ir</text:span><text:span text:style-name="T1"> le fichier « characters.csv » avec un tableur. Vérifier qu'il est lu correctement : colonnes séparées </text:span><text:span text:style-name="T16">au bon endroit</text:span><text:span text:style-name="T1">, encodage.</text:span><text:span text:style-name="T37"> </text:span></text:p>
        </text:list-item>
        <text:list-item>
          <text:p text:style-name="P34">Combien y a-t-il d'enregistrements en tout ?</text:p>
        </text:list-item>
        <text:list-item>
          <text:p text:style-name="P34">En vous aidant des possibilités du tableur (tri, recherche, fonction =nb.si(),...), répondre aux questions suivantes :</text:p>
        </text:list-item>
      </text:list>
      <text:list xml:id="list142742508788981" text:continue-list="list142741752908013" text:style-name="tfPuce">
        <text:list-item>
          <text:p text:style-name="P24"><text:span text:style-name="T1">Combien </text:span><text:span text:style-name="T39">y a-t-il de personnages humains</text:span><text:span text:style-name="T1"> ? </text:span><text:span text:style-name="T1"><draw:control text:anchor-type="as-char" draw:z-index="0" draw:name="Contrôle 2" draw:style-name="gr1" draw:text-style-name="P40" svg:width="3.209cm" svg:height="0.6cm" draw:control="control1"/></text:span></text:p>
        </text:list-item>
        <text:list-item>
          <text:p text:style-name="P32">Combien y a<text:span text:style-name="T39">-t-il de </text:span>droïdes aux yeux rouges ? <draw:control text:anchor-type="as-char" draw:z-index="1" draw:name="Contrôle 1" draw:style-name="gr1" draw:text-style-name="P40" svg:width="3.209cm" svg:height="0.6cm" draw:control="control2"/></text:p>
        </text:list-item>
        <text:list-item>
          <text:p text:style-name="P32">Combien y a<text:span text:style-name="T39">-t-il de personnages de plus de 2 mètres</text:span> ? <draw:control text:anchor-type="as-char" draw:z-index="2" draw:name="Contrôle 3" draw:style-name="gr1" draw:text-style-name="P40" svg:width="3.209cm" svg:height="0.6cm" draw:control="control3"/></text:p>
        </text:list-item>
        <text:list-item>
          <text:p text:style-name="P33">C<text:span text:style-name="T39">réer dans un nouvel onglet une feuille de calcul contenant le nom et la couleur de peau des personnages dont la peau contient du marron. </text:span><text:span text:style-name="T40">(On pourra utiliser =nb.si avec comme critère de recherche "*brown*")</text:span></text:p>
        </text:list-item>
        <text:list-item>
          <text:p text:style-name="P36">Trier la feuille de calcul initiale par taille décroissante.</text:p>
        </text:list-item>
        <text:list-item>
          <text:p text:style-name="P36">Retrier la feuille de calcul initiale par ordre alphabétique des noms.</text:p>
        </text:list-item>
        <text:list-item>
          <text:p text:style-name="P25"><text:span text:style-name="T1">C</text:span><text:span text:style-name="T39">réer un nouvel onglet </text:span><text:span text:style-name="T41">dans lequel on copiera le contenu de planet.csv, puis </text:span><text:span text:style-name="T42">ajouter à l’onglet contenant </text:span><text:span text:style-name="T1">characters.csv</text:span><text:span text:style-name="T42"> une colonne avec les noms des planètes d’origine</text:span><text:span text:style-name="T1">. </text:span><text:span text:style-name="T42">(On pourra utiliser =recherchev)</text:span></text:p>
        </text:list-item>
      </text:list>
      <text:p text:style-name="P1"/>
      <text:p text:style-name="P1"/>
      <text:p text:style-name="P1"/>
      <text:list xml:id="list142742049930580" text:continue-list="list142742729523343" text:style-name="tfNum_20_I_29_">
        <text:list-item>
          <text:p text:style-name="P39">Avec <text:span text:style-name="T11">Python</text:span></text:p>
        </text:list-item>
      </text:list>
      <text:p text:style-name="P16"><text:span text:style-name="T42">L</text:span><text:span text:style-name="T1">es fichiers csv </text:span><text:span text:style-name="T42">étant des fichiers textes, ils sont faciles à lire avec Python.</text:span></text:p>
      <text:p text:style-name="P17">Testons successivement les 3 méthodes ci-dessous pour lire un fichier csv :</text:p>
      <text:p text:style-name="P17"/>
      <text:list xml:id="list142742517597283" text:continue-list="list4261142393" text:style-name="tfNum_20_1_29_">
        <text:list-item text:start-value="1">
          <text:p text:style-name="tfTitre_20_1_29_">Méthode 1 : Lecture du fichier csv en Python natif (sans utiliser le module csv)</text:p>
        </text:list-item>
      </text:list>
      <text:p text:style-name="tfCodePython">with open("characters.csv") as fichiercsv:</text:p>
      <text:p text:style-name="tfCodePython"><text:s text:c="4"/>liste_de_lignes = fichiercsv.readlines()</text:p>
      <text:p text:style-name="tfCodePython">liste_de_listes = []</text:p>
      <text:p text:style-name="tfCodePython">for ligne in liste_de_lignes:</text:p>
      <text:p text:style-name="tfCodePython"><text:s text:c="4"/>liste_de_listes.append(ligne.strip().split(","))</text:p>
      <text:p text:style-name="P17"/>
      <text:p text:style-name="P18">Questions :</text:p>
      <text:list xml:id="list142741819144474" text:continue-list="list142742508788981" text:style-name="tfPuce">
        <text:list-item>
          <text:p text:style-name="P26"><text:span text:style-name="T44">A</text:span><text:span text:style-name="T43"> quoi sert le </text:span><text:span text:style-name="code_20_python">.strip()</text:span><text:span text:style-name="code_20_python"><text:span text:style-name="T54"> ?</text:span></text:span><text:span text:style-name="T55"> </text:span><text:span text:style-name="T52"><draw:control text:anchor-type="as-char" draw:z-index="3" draw:name="Contrôle 4" draw:style-name="gr1" draw:text-style-name="P40" svg:width="7.042cm" svg:height="0.6cm" draw:control="control4"/></text:span></text:p>
        </text:list-item>
        <text:list-item>
          <text:p text:style-name="P26"><text:span text:style-name="T53">A</text:span><text:span text:style-name="T52"> quoi sert le</text:span><text:span text:style-name="T43"> </text:span><text:span text:style-name="code_20_python">.split(",")</text:span><text:span text:style-name="code_20_python"><text:span text:style-name="T54"> ?</text:span></text:span><text:span text:style-name="code_20_python"><text:span text:style-name="T55"> </text:span></text:span><text:span text:style-name="T43"><text:s/></text:span><text:span text:style-name="T43"><draw:control text:anchor-type="as-char" draw:z-index="4" draw:name="Contrôle 5" draw:style-name="gr1" draw:text-style-name="P40" svg:width="7.042cm" svg:height="0.6cm" draw:control="control5"/></text:span></text:p>
        </text:list-item>
        <text:list-item>
          <text:p text:style-name="P26"><text:span text:style-name="T44">Q</text:span><text:span text:style-name="T43">ue contient </text:span><text:span text:style-name="code_20_python">liste_de_listes[0]</text:span><text:span text:style-name="T43"> ? </text:span><text:span text:style-name="T55"><draw:control text:anchor-type="as-char" draw:z-index="5" draw:name="Contrôle 6" draw:style-name="gr1" draw:text-style-name="P40" svg:width="7.042cm" svg:height="0.6cm" draw:control="control6"/></text:span></text:p>
        </text:list-item>
        <text:list-item>
          <text:p text:style-name="P37"><text:span text:style-name="code_20_python">liste_de_listes[3]</text:span> contient quel enregistrement du fichier ? <draw:control text:anchor-type="as-char" draw:z-index="6" draw:name="Contrôle 7" draw:style-name="gr1" draw:text-style-name="P40" svg:width="7.042cm" svg:height="0.6cm" draw:control="control7"/></text:p>
        </text:list-item>
        <text:list-item>
          <text:p text:style-name="P37">Comment afficher juste la taille <text:span text:style-name="T43">du droïde R2-D2 ?</text:span> <draw:control text:anchor-type="as-char" draw:z-index="7" draw:name="Contrôle 8" draw:style-name="gr1" draw:text-style-name="P40" svg:width="7.042cm" svg:height="0.6cm" draw:control="control8"/></text:p>
        </text:list-item>
        <text:list-item>
          <text:p text:style-name="P26"><text:span text:style-name="T43">Est-ce que </text:span><text:span text:style-name="T44">s</text:span><text:span text:style-name="T43">a couleur de peau a été bien interprétée ? </text:span><text:span text:style-name="T43"><draw:control text:anchor-type="as-char" draw:z-index="8" draw:name="Contrôle 9" draw:style-name="gr1" draw:text-style-name="P40" svg:width="7.042cm" svg:height="0.6cm" draw:control="control9"/></text:span></text:p>
        </text:list-item>
      </text:list>
      <text:p text:style-name="P17"/>
      <text:p text:style-name="P17"/>
      <text:list xml:id="list142741376041769" text:continue-list="list142742517597283" text:style-name="tfNum_20_1_29_">
        <text:list-item>
          <text:p text:style-name="tfTitre_20_1_29_">Méthode 2 : Lecture du fichier csv avec la méthode "reader" du module csv</text:p>
        </text:list-item>
      </text:list>
      <text:p text:style-name="tfCodePython">import csv</text:p>
      <text:p text:style-name="tfCodePython">with open("characters.csv", newline='') as fichiercsv:</text:p>
      <text:p text:style-name="tfCodePython"><text:s text:c="4"/>liste_de_listes = list(csv.<text:span text:style-name="T46">reader</text:span>(fichiercsv))</text:p>
      <text:p text:style-name="P17"/>
      <text:p text:style-name="P19">Questions :</text:p>
      <text:list xml:id="list142741536858547" text:continue-list="list142741819144474" text:style-name="tfPuce">
        <text:list-item>
          <text:p text:style-name="P26"><text:span text:style-name="T45">D</text:span><text:span text:style-name="T43">e quel type est l'objet </text:span><text:span text:style-name="code_20_python">csv.reader</text:span><text:span text:style-name="T43"> ? </text:span><text:span text:style-name="T43"><draw:control text:anchor-type="as-char" draw:z-index="9" draw:name="Contrôle 10" draw:style-name="gr1" draw:text-style-name="P40" svg:width="7.042cm" svg:height="0.6cm" draw:control="control10"/></text:span></text:p>
        </text:list-item>
        <text:list-item>
          <text:p text:style-name="P26"><text:span text:style-name="T56">A</text:span><text:span text:style-name="T43"> quoi sert le </text:span><text:span text:style-name="code_20_python">list()</text:span><text:span text:style-name="T43"> ? </text:span><text:span text:style-name="T43"><draw:control text:anchor-type="as-char" draw:z-index="10" draw:name="Contrôle 11" draw:style-name="gr1" draw:text-style-name="P40" svg:width="7.042cm" svg:height="0.6cm" draw:control="control11"/></text:span></text:p>
        </text:list-item>
        <text:list-item>
          <text:p text:style-name="P26"><text:span text:style-name="T44">Q</text:span><text:span text:style-name="T43">ue contient </text:span><text:span text:style-name="code_20_python">liste_de_listes[0]</text:span><text:span text:style-name="T43"> ? </text:span><text:span text:style-name="T43"><draw:control text:anchor-type="as-char" draw:z-index="11" draw:name="Contrôle 12" draw:style-name="gr1" draw:text-style-name="P40" svg:width="7.042cm" svg:height="0.6cm" draw:control="control12"/></text:span></text:p>
        </text:list-item>
        <text:list-item>
          <text:p text:style-name="P37"><text:span text:style-name="code_20_python">liste_de_listes[3]</text:span> contient quel enregistrement du fichier ? <draw:control text:anchor-type="as-char" draw:z-index="12" draw:name="Contrôle 13" draw:style-name="gr1" draw:text-style-name="P40" svg:width="7.042cm" svg:height="0.6cm" draw:control="control13"/></text:p>
        </text:list-item>
        <text:list-item>
          <text:p text:style-name="P37">Comment afficher juste la taille <text:span text:style-name="T43">du droïde R2-D2 ?</text:span> <draw:control text:anchor-type="as-char" draw:z-index="13" draw:name="Contrôle 14" draw:style-name="gr1" draw:text-style-name="P40" svg:width="7.042cm" svg:height="0.6cm" draw:control="control14"/></text:p>
        </text:list-item>
        <text:list-item>
          <text:p text:style-name="P26"><text:span text:style-name="T43">Est-ce que </text:span><text:span text:style-name="T44">s</text:span><text:span text:style-name="T43">a couleur de peau a été bien interprétée ? </text:span><text:span text:style-name="T43"><draw:control text:anchor-type="as-char" draw:z-index="14" draw:name="Contrôle 15" draw:style-name="gr1" draw:text-style-name="P40" svg:width="7.042cm" svg:height="0.6cm" draw:control="control15"/></text:span></text:p>
        </text:list-item>
      </text:list>
      <text:p text:style-name="P17"/>
      <text:p text:style-name="P17"/>
      <text:list xml:id="list142742162225342" text:continue-list="list142741376041769" text:style-name="tfNum_20_1_29_">
        <text:list-item>
          <text:p text:style-name="tfTitre_20_1_29_">Méthode 3 : Lecture du fichier csv avec la méthode "DictReader" du module csv</text:p>
        </text:list-item>
      </text:list>
      <text:p text:style-name="tfCodePython">import csv</text:p>
      <text:p text:style-name="tfCodePython">with open("characters.csv", newline='') as fichiercsv:</text:p>
      <text:p text:style-name="tfCodePython"><text:s text:c="4"/>liste_de_dictionnaires = list(csv.<text:span text:style-name="T46">DictReader</text:span>(fichiercsv))</text:p>
      <text:p text:style-name="P17"/>
      <text:p text:style-name="P20">Questions :</text:p>
      <text:list xml:id="list142742658305738" text:continue-list="list142741536858547" text:style-name="tfPuce">
        <text:list-item>
          <text:p text:style-name="P26"><text:span text:style-name="T44">Q</text:span><text:span text:style-name="T43">ue contient </text:span><text:span text:style-name="code_20_python">liste_de_listes[0]</text:span><text:span text:style-name="T43"> ? </text:span><text:span text:style-name="T43"><draw:control text:anchor-type="as-char" draw:z-index="15" draw:name="Contrôle 16" draw:style-name="gr1" draw:text-style-name="P40" svg:width="7.042cm" svg:height="0.6cm" draw:control="control16"/></text:span></text:p>
        </text:list-item>
        <text:list-item>
          <text:p text:style-name="P37"><text:span text:style-name="code_20_python">liste_de_listes[3]</text:span> contient quel enregistrement du fichier ? <draw:control text:anchor-type="as-char" draw:z-index="16" draw:name="Contrôle 17" draw:style-name="gr1" draw:text-style-name="P40" svg:width="7.042cm" svg:height="0.6cm" draw:control="control17"/></text:p>
        </text:list-item>
        <text:list-item>
          <text:p text:style-name="P26"><text:span text:style-name="T44">Comment afficher juste la taille </text:span><text:span text:style-name="T43">du droïde R2-D2 ?</text:span><text:span text:style-name="T44"> </text:span><text:span text:style-name="T44"><draw:control text:anchor-type="as-char" draw:z-index="17" draw:name="Contrôle 18" draw:style-name="gr1" draw:text-style-name="P40" svg:width="7.042cm" svg:height="0.6cm" draw:control="control18"/></text:span></text:p>
        </text:list-item>
        <text:list-item>
          <text:p text:style-name="P26"><text:span text:style-name="T47">L</text:span><text:span text:style-name="T43">aquelle des 3 méthodes ci-dessus vous paraît préférable ? </text:span><text:span text:style-name="T43"><draw:control text:anchor-type="as-char" draw:z-index="18" draw:name="Contrôle 19" draw:style-name="gr1" draw:text-style-name="P40" svg:width="7.042cm" svg:height="0.6cm" draw:control="control19"/></text:span>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3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left="0.499cm" fo:margin-right="0cm" fo:margin-top="0cm" fo:margin-bottom="0.3cm" style:contextual-spacing="false" fo:text-indent="-0.499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style:contextual-spacing="false" style:page-number="auto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style:paragraph-properties fo:padding-left="0.15cm" fo:padding-right="0cm" fo:padding-top="0cm" fo:padding-bottom="0cm" fo:border-left="0.99pt solid #000000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8-30T14:27:40.077432970</dc:date>
    <meta:editing-duration>P1DT10H54M35S</meta:editing-duration>
    <meta:editing-cycles>128</meta:editing-cycles>
    <meta:document-statistic meta:table-count="1" meta:image-count="0" meta:object-count="0" meta:page-count="4" meta:paragraph-count="163" meta:word-count="1015" meta:character-count="6453" meta:non-whitespace-character-count="5607"/>
  </office:meta>
</office:document-meta>
</file>